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c0c0c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4" table:default-cell-style-name="ce3"/>
        <table:table-column table:style-name="co3" table:default-cell-style-name="ce4"/>
        <table:table-column table:style-name="co5" table:default-cell-style-name="ce3"/>
        <table:table-column table:style-name="co6" table:default-cell-style-name="ce3"/>
        <table:table-column table:style-name="co7" table:number-columns-repeated="8" table:default-cell-style-name="ce4"/>
        <table:table-row table:style-name="ro2">
          <table:table-cell table:style-name="ce1"/>
          <table:table-cell table:style-name="ce2" office:value-type="string">
            <text:p>C00</text:p>
          </table:table-cell>
          <table:table-cell table:style-name="ce2" office:value-type="string">
            <text:p>C01</text:p>
          </table:table-cell>
          <table:table-cell table:style-name="ce2" office:value-type="string">
            <text:p>C02</text:p>
          </table:table-cell>
          <table:table-cell table:style-name="ce2" office:value-type="string">
            <text:p>C03</text:p>
          </table:table-cell>
          <table:table-cell table:style-name="ce2" office:value-type="string">
            <text:p>C04</text:p>
          </table:table-cell>
          <table:table-cell table:style-name="ce2" office:value-type="string">
            <text:p>C05</text:p>
          </table:table-cell>
          <table:table-cell table:style-name="ce2" office:value-type="string">
            <text:p>C06</text:p>
          </table:table-cell>
          <table:table-cell table:style-name="ce2" office:value-type="string">
            <text:p>C07</text:p>
          </table:table-cell>
          <table:table-cell table:style-name="ce2" office:value-type="string">
            <text:p>C08</text:p>
          </table:table-cell>
          <table:table-cell table:style-name="ce2" office:value-type="string">
            <text:p>C09</text:p>
          </table:table-cell>
          <table:table-cell table:style-name="ce2" office:value-type="string">
            <text:p>C10</text:p>
          </table:table-cell>
          <table:table-cell table:style-name="ce2" office:value-type="string">
            <text:p>C11</text:p>
          </table:table-cell>
          <table:table-cell table:style-name="ce2" office:value-type="string">
            <text:p>C12</text:p>
          </table:table-cell>
          <table:table-cell table:style-name="ce2" office:value-type="string">
            <text:p>C13</text:p>
          </table:table-cell>
          <table:table-cell table:style-name="ce2" office:value-type="string">
            <text:p>C14</text:p>
          </table:table-cell>
          <table:table-cell table:style-name="ce2" office:value-type="string">
            <text:p>C15</text:p>
          </table:table-cell>
          <table:table-cell table:style-name="ce2" office:value-type="string">
            <text:p>C16</text:p>
          </table:table-cell>
          <table:table-cell table:style-name="ce2" office:value-type="string">
            <text:p>C17</text:p>
          </table:table-cell>
          <table:table-cell table:style-name="ce2" office:value-type="string">
            <text:p>C18</text:p>
          </table:table-cell>
        </table:table-row>
        <table:table-row table:style-name="ro2">
          <table:table-cell office:value-type="string">
            <text:p>R00</text:p>
          </table:table-cell>
          <table:table-cell office:value-type="string">
            <text:p>Alpha</text:p>
          </table:table-cell>
          <table:table-cell office:value-type="float" office:value="9">
            <text:p>9</text:p>
          </table:table-cell>
          <table:table-cell office:value-type="float" office:value="0.09">
            <text:p>0.09</text:p>
          </table:table-cell>
          <table:table-cell/>
          <table:table-cell office:value-type="float" office:value="5890">
            <text:p>5890</text:p>
          </table:table-cell>
          <table:table-cell office:value-type="float" office:value="72832">
            <text:p>72832</text:p>
          </table:table-cell>
          <table:table-cell office:value-type="float" office:value="4688">
            <text:p>4688</text:p>
          </table:table-cell>
          <table:table-cell/>
          <table:table-cell office:value-type="string">
            <text:p>A</text:p>
          </table:table-cell>
          <table:table-cell office:value-type="float" office:value="4.89">
            <text:p>4.89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01</text:p>
          </table:table-cell>
          <table:table-cell office:value-type="string">
            <text:p>Beta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/>
          <table:table-cell office:value-type="float" office:value="61373">
            <text:p>61373</text:p>
          </table:table-cell>
          <table:table-cell office:value-type="float" office:value="664124">
            <text:p>664124</text:p>
          </table:table-cell>
          <table:table-cell office:value-type="float" office:value="10074">
            <text:p>10074</text:p>
          </table:table-cell>
          <table:table-cell/>
          <table:table-cell office:value-type="string">
            <text:p>S</text:p>
          </table:table-cell>
          <table:table-cell office:value-type="float" office:value="9.14">
            <text:p>9.1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02</text:p>
          </table:table-cell>
          <table:table-cell office:value-type="string">
            <text:p>Gamma</text:p>
          </table:table-cell>
          <table:table-cell office:value-type="float" office:value="6">
            <text:p>6</text:p>
          </table:table-cell>
          <table:table-cell office:value-type="float" office:value="0.33">
            <text:p>0.33</text:p>
          </table:table-cell>
          <table:table-cell/>
          <table:table-cell office:value-type="float" office:value="31064">
            <text:p>31064</text:p>
          </table:table-cell>
          <table:table-cell office:value-type="float" office:value="5679912">
            <text:p>5679912</text:p>
          </table:table-cell>
          <table:table-cell office:value-type="float" office:value="79835">
            <text:p>79835</text:p>
          </table:table-cell>
          <table:table-cell/>
          <table:table-cell office:value-type="string">
            <text:p>D</text:p>
          </table:table-cell>
          <table:table-cell office:value-type="float" office:value="0.36">
            <text:p>0.36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03</text:p>
          </table:table-cell>
          <table:table-cell office:value-type="string">
            <text:p>Delta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/>
          <table:table-cell office:value-type="float" office:value="86537">
            <text:p>86537</text:p>
          </table:table-cell>
          <table:table-cell office:value-type="float" office:value="4289857">
            <text:p>4289857</text:p>
          </table:table-cell>
          <table:table-cell office:value-type="float" office:value="35322">
            <text:p>35322</text:p>
          </table:table-cell>
          <table:table-cell/>
          <table:table-cell office:value-type="string">
            <text:p>A</text:p>
          </table:table-cell>
          <table:table-cell office:value-type="float" office:value="8.18">
            <text:p>8.18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04</text:p>
          </table:table-cell>
          <table:table-cell office:value-type="string">
            <text:p>Epsilon</text:p>
          </table:table-cell>
          <table:table-cell office:value-type="float" office:value="7">
            <text:p>7</text:p>
          </table:table-cell>
          <table:table-cell office:value-type="float" office:value="0.23">
            <text:p>0.23</text:p>
          </table:table-cell>
          <table:table-cell/>
          <table:table-cell office:value-type="float" office:value="56286">
            <text:p>56286</text:p>
          </table:table-cell>
          <table:table-cell office:value-type="float" office:value="73974">
            <text:p>73974</text:p>
          </table:table-cell>
          <table:table-cell office:value-type="float" office:value="55021">
            <text:p>55021</text:p>
          </table:table-cell>
          <table:table-cell/>
          <table:table-cell office:value-type="string">
            <text:p>G</text:p>
          </table:table-cell>
          <table:table-cell office:value-type="float" office:value="4.48">
            <text:p>4.48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05</text:p>
          </table:table-cell>
          <table:table-cell office:value-type="string">
            <text:p>Zeta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/>
          <table:table-cell office:value-type="float" office:value="25352">
            <text:p>25352</text:p>
          </table:table-cell>
          <table:table-cell office:value-type="float" office:value="9173016">
            <text:p>9173016</text:p>
          </table:table-cell>
          <table:table-cell office:value-type="float" office:value="74546">
            <text:p>74546</text:p>
          </table:table-cell>
          <table:table-cell/>
          <table:table-cell office:value-type="string">
            <text:p>V</text:p>
          </table:table-cell>
          <table:table-cell office:value-type="float" office:value="4.94">
            <text:p>4.94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06</text:p>
          </table:table-cell>
          <table:table-cell office:value-type="string">
            <text:p>Eta</text:p>
          </table:table-cell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/>
          <table:table-cell office:value-type="float" office:value="95520">
            <text:p>95520</text:p>
          </table:table-cell>
          <table:table-cell office:value-type="float" office:value="8681247">
            <text:p>8681247</text:p>
          </table:table-cell>
          <table:table-cell office:value-type="float" office:value="94013">
            <text:p>94013</text:p>
          </table:table-cell>
          <table:table-cell/>
          <table:table-cell office:value-type="string">
            <text:p>L</text:p>
          </table:table-cell>
          <table:table-cell office:value-type="float" office:value="3.01">
            <text:p>3.01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07</text:p>
          </table:table-cell>
          <table:table-cell office:value-type="string">
            <text:p>Theta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/>
          <table:table-cell office:value-type="float" office:value="1161">
            <text:p>1161</text:p>
          </table:table-cell>
          <table:table-cell office:value-type="float" office:value="1846014">
            <text:p>1846014</text:p>
          </table:table-cell>
          <table:table-cell office:value-type="float" office:value="63811">
            <text:p>63811</text:p>
          </table:table-cell>
          <table:table-cell/>
          <table:table-cell office:value-type="string">
            <text:p>A</text:p>
          </table:table-cell>
          <table:table-cell office:value-type="float" office:value="4.06">
            <text:p>4.06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R08</text:p>
          </table:table-cell>
          <table:table-cell office:value-type="string">
            <text:p>Iota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/>
          <table:table-cell office:value-type="float" office:value="20820">
            <text:p>20820</text:p>
          </table:table-cell>
          <table:table-cell office:value-type="float" office:value="9528571">
            <text:p>9528571</text:p>
          </table:table-cell>
          <table:table-cell office:value-type="float" office:value="69417">
            <text:p>69417</text:p>
          </table:table-cell>
          <table:table-cell/>
          <table:table-cell office:value-type="string">
            <text:p>W</text:p>
          </table:table-cell>
          <table:table-cell office:value-type="float" office:value="9.39">
            <text:p>9.39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09</text:p>
          </table:table-cell>
          <table:table-cell office:value-type="string">
            <text:p>Kappa</text:p>
          </table:table-cell>
          <table:table-cell office:value-type="float" office:value="4">
            <text:p>4</text:p>
          </table:table-cell>
          <table:table-cell office:value-type="float" office:value="0.43">
            <text:p>0.43</text:p>
          </table:table-cell>
          <table:table-cell/>
          <table:table-cell office:value-type="float" office:value="90147">
            <text:p>90147</text:p>
          </table:table-cell>
          <table:table-cell office:value-type="float" office:value="4852331">
            <text:p>4852331</text:p>
          </table:table-cell>
          <table:table-cell office:value-type="float" office:value="89066">
            <text:p>89066</text:p>
          </table:table-cell>
          <table:table-cell/>
          <table:table-cell office:value-type="string">
            <text:p>E</text:p>
          </table:table-cell>
          <table:table-cell office:value-type="float" office:value="3.09">
            <text:p>3.09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string">
            <text:p>Lambda</text:p>
          </table:table-cell>
          <table:table-cell office:value-type="float" office:value="9">
            <text:p>9</text:p>
          </table:table-cell>
          <table:table-cell office:value-type="float" office:value="0.13">
            <text:p>0.13</text:p>
          </table:table-cell>
          <table:table-cell/>
          <table:table-cell office:value-type="float" office:value="5405">
            <text:p>5405</text:p>
          </table:table-cell>
          <table:table-cell office:value-type="float" office:value="6987675">
            <text:p>6987675</text:p>
          </table:table-cell>
          <table:table-cell office:value-type="float" office:value="58470">
            <text:p>58470</text:p>
          </table:table-cell>
          <table:table-cell/>
          <table:table-cell office:value-type="string">
            <text:p>R</text:p>
          </table:table-cell>
          <table:table-cell office:value-type="float" office:value="1.18">
            <text:p>1.18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11</text:p>
          </table:table-cell>
          <table:table-cell office:value-type="string">
            <text:p>Mu</text:p>
          </table:table-cell>
          <table:table-cell office:value-type="float" office:value="6">
            <text:p>6</text:p>
          </table:table-cell>
          <table:table-cell office:value-type="float" office:value="0.18">
            <text:p>0.18</text:p>
          </table:table-cell>
          <table:table-cell/>
          <table:table-cell office:value-type="float" office:value="15380">
            <text:p>15380</text:p>
          </table:table-cell>
          <table:table-cell office:value-type="float" office:value="3422058">
            <text:p>3422058</text:p>
          </table:table-cell>
          <table:table-cell office:value-type="float" office:value="13737">
            <text:p>13737</text:p>
          </table:table-cell>
          <table:table-cell/>
          <table:table-cell office:value-type="string">
            <text:p>I</text:p>
          </table:table-cell>
          <table:table-cell office:value-type="float" office:value="6.06">
            <text:p>6.06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Nu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/>
          <table:table-cell office:value-type="float" office:value="84920">
            <text:p>84920</text:p>
          </table:table-cell>
          <table:table-cell office:value-type="float" office:value="2950916">
            <text:p>2950916</text:p>
          </table:table-cell>
          <table:table-cell office:value-type="float" office:value="83569">
            <text:p>83569</text:p>
          </table:table-cell>
          <table:table-cell/>
          <table:table-cell office:value-type="string">
            <text:p>O</text:p>
          </table:table-cell>
          <table:table-cell office:value-type="float" office:value="9.61">
            <text:p>9.6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13</text:p>
          </table:table-cell>
          <table:table-cell office:value-type="string">
            <text:p>Xi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  <table:table-cell office:value-type="float" office:value="54222">
            <text:p>54222</text:p>
          </table:table-cell>
          <table:table-cell office:value-type="float" office:value="4395217">
            <text:p>4395217</text:p>
          </table:table-cell>
          <table:table-cell office:value-type="float" office:value="53568">
            <text:p>53568</text:p>
          </table:table-cell>
          <table:table-cell/>
          <table:table-cell office:value-type="string">
            <text:p>O</text:p>
          </table:table-cell>
          <table:table-cell office:value-type="float" office:value="6.31">
            <text:p>6.31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14</text:p>
          </table:table-cell>
          <table:table-cell office:value-type="string">
            <text:p>Omicron</text:p>
          </table:table-cell>
          <table:table-cell office:value-type="float" office:value="2">
            <text:p>2</text:p>
          </table:table-cell>
          <table:table-cell office:value-type="float" office:value="0.12">
            <text:p>0.12</text:p>
          </table:table-cell>
          <table:table-cell/>
          <table:table-cell office:value-type="float" office:value="10256">
            <text:p>10256</text:p>
          </table:table-cell>
          <table:table-cell office:value-type="float" office:value="6641481">
            <text:p>6641481</text:p>
          </table:table-cell>
          <table:table-cell office:value-type="float" office:value="58748">
            <text:p>58748</text:p>
          </table:table-cell>
          <table:table-cell/>
          <table:table-cell office:value-type="string">
            <text:p>N</text:p>
          </table:table-cell>
          <table:table-cell office:value-type="float" office:value="9.63">
            <text:p>9.6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R15</text:p>
          </table:table-cell>
          <table:table-cell office:value-type="string">
            <text:p>Pi</text:p>
          </table:table-cell>
          <table:table-cell office:value-type="float" office:value="7">
            <text:p>7</text:p>
          </table:table-cell>
          <table:table-cell office:value-type="float" office:value="0.82">
            <text:p>0.82</text:p>
          </table:table-cell>
          <table:table-cell/>
          <table:table-cell office:value-type="float" office:value="29704">
            <text:p>29704</text:p>
          </table:table-cell>
          <table:table-cell office:value-type="float" office:value="7416415">
            <text:p>7416415</text:p>
          </table:table-cell>
          <table:table-cell office:value-type="float" office:value="28440">
            <text:p>28440</text:p>
          </table:table-cell>
          <table:table-cell/>
          <table:table-cell office:value-type="string">
            <text:p>A</text:p>
          </table:table-cell>
          <table:table-cell office:value-type="float" office:value="7.49">
            <text:p>7.49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string">
            <text:p>R16</text:p>
          </table:table-cell>
          <table:table-cell office:value-type="string">
            <text:p>Rho</text:p>
          </table:table-cell>
          <table:table-cell office:value-type="float" office:value="4">
            <text:p>4</text:p>
          </table:table-cell>
          <table:table-cell office:value-type="float" office:value="0.52">
            <text:p>0.52</text:p>
          </table:table-cell>
          <table:table-cell/>
          <table:table-cell office:value-type="float" office:value="99260">
            <text:p>99260</text:p>
          </table:table-cell>
          <table:table-cell office:value-type="float" office:value="5810288">
            <text:p>5810288</text:p>
          </table:table-cell>
          <table:table-cell office:value-type="float" office:value="98084">
            <text:p>98084</text:p>
          </table:table-cell>
          <table:table-cell/>
          <table:table-cell office:value-type="string">
            <text:p>S</text:p>
          </table:table-cell>
          <table:table-cell office:value-type="float" office:value="9.29">
            <text:p>9.29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2">
          <table:table-cell office:value-type="string">
            <text:p>R17</text:p>
          </table:table-cell>
          <table:table-cell office:value-type="string">
            <text:p>Sigma</text:p>
          </table:table-cell>
          <table:table-cell office:value-type="float" office:value="9">
            <text:p>9</text:p>
          </table:table-cell>
          <table:table-cell office:value-type="float" office:value="0.21">
            <text:p>0.21</text:p>
          </table:table-cell>
          <table:table-cell/>
          <table:table-cell office:value-type="float" office:value="4661">
            <text:p>4661</text:p>
          </table:table-cell>
          <table:table-cell office:value-type="float" office:value="2657293">
            <text:p>2657293</text:p>
          </table:table-cell>
          <table:table-cell office:value-type="float" office:value="53284">
            <text:p>53284</text:p>
          </table:table-cell>
          <table:table-cell/>
          <table:table-cell office:value-type="string">
            <text:p>D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18</text:p>
          </table:table-cell>
          <table:table-cell office:value-type="string">
            <text:p>Tau</text:p>
          </table:table-cell>
          <table:table-cell office:value-type="float" office:value="7">
            <text:p>7</text:p>
          </table:table-cell>
          <table:table-cell office:value-type="float" office:value="0.77">
            <text:p>0.77</text:p>
          </table:table-cell>
          <table:table-cell/>
          <table:table-cell office:value-type="float" office:value="73794">
            <text:p>73794</text:p>
          </table:table-cell>
          <table:table-cell office:value-type="float" office:value="705125">
            <text:p>705125</text:p>
          </table:table-cell>
          <table:table-cell office:value-type="float" office:value="73360">
            <text:p>73360</text:p>
          </table:table-cell>
          <table:table-cell/>
          <table:table-cell office:value-type="string">
            <text:p>F</text:p>
          </table:table-cell>
          <table:table-cell office:value-type="float" office:value="9.41">
            <text:p>9.41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R19</text:p>
          </table:table-cell>
          <table:table-cell office:value-type="string">
            <text:p>Upsilon</text:p>
          </table:table-cell>
          <table:table-cell office:value-type="float" office:value="2">
            <text:p>2</text:p>
          </table:table-cell>
          <table:table-cell office:value-type="float" office:value="0.47">
            <text:p>0.47</text:p>
          </table:table-cell>
          <table:table-cell/>
          <table:table-cell office:value-type="float" office:value="79832">
            <text:p>79832</text:p>
          </table:table-cell>
          <table:table-cell office:value-type="float" office:value="7354272">
            <text:p>7354272</text:p>
          </table:table-cell>
          <table:table-cell office:value-type="float" office:value="78213">
            <text:p>78213</text:p>
          </table:table-cell>
          <table:table-cell/>
          <table:table-cell office:value-type="string">
            <text:p>M</text:p>
          </table:table-cell>
          <table:table-cell office:value-type="float" office:value="8.53">
            <text:p>8.53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2">
          <table:table-cell office:value-type="string">
            <text:p>R20</text:p>
          </table:table-cell>
          <table:table-cell office:value-type="string">
            <text:p>Phi</text:p>
          </table:table-cell>
          <table:table-cell office:value-type="float" office:value="4">
            <text:p>4</text:p>
          </table:table-cell>
          <table:table-cell office:value-type="float" office:value="0.66">
            <text:p>0.66</text:p>
          </table:table-cell>
          <table:table-cell/>
          <table:table-cell office:value-type="float" office:value="49499">
            <text:p>49499</text:p>
          </table:table-cell>
          <table:table-cell office:value-type="float" office:value="507374">
            <text:p>507374</text:p>
          </table:table-cell>
          <table:table-cell office:value-type="float" office:value="48363">
            <text:p>48363</text:p>
          </table:table-cell>
          <table:table-cell/>
          <table:table-cell office:value-type="string">
            <text:p>V</text:p>
          </table:table-cell>
          <table:table-cell office:value-type="float" office:value="7.88">
            <text:p>7.8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Chi</text:p>
          </table:table-cell>
          <table:table-cell office:value-type="float" office:value="6">
            <text:p>6</text:p>
          </table:table-cell>
          <table:table-cell office:value-type="float" office:value="0.71">
            <text:p>0.71</text:p>
          </table:table-cell>
          <table:table-cell/>
          <table:table-cell office:value-type="float" office:value="9199">
            <text:p>9199</text:p>
          </table:table-cell>
          <table:table-cell office:value-type="float" office:value="2740025">
            <text:p>2740025</text:p>
          </table:table-cell>
          <table:table-cell office:value-type="float" office:value="67856">
            <text:p>67856</text:p>
          </table:table-cell>
          <table:table-cell/>
          <table:table-cell office:value-type="string">
            <text:p>P</text:p>
          </table:table-cell>
          <table:table-cell office:value-type="float" office:value="5.44">
            <text:p>5.44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22</text:p>
          </table:table-cell>
          <table:table-cell office:value-type="string">
            <text:p>Psi</text:p>
          </table:table-cell>
          <table:table-cell office:value-type="float" office:value="5">
            <text:p>5</text:p>
          </table:table-cell>
          <table:table-cell office:value-type="float" office:value="0.91">
            <text:p>0.91</text:p>
          </table:table-cell>
          <table:table-cell/>
          <table:table-cell office:value-type="float" office:value="4763">
            <text:p>4763</text:p>
          </table:table-cell>
          <table:table-cell office:value-type="float" office:value="7170864">
            <text:p>7170864</text:p>
          </table:table-cell>
          <table:table-cell office:value-type="float" office:value="87329">
            <text:p>87329</text:p>
          </table:table-cell>
          <table:table-cell/>
          <table:table-cell office:value-type="string">
            <text:p>A</text:p>
          </table:table-cell>
          <table:table-cell office:value-type="float" office:value="9.78">
            <text:p>9.78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2">
          <table:table-cell office:value-type="string">
            <text:p>R23</text:p>
          </table:table-cell>
          <table:table-cell office:value-type="string">
            <text:p>Omega</text:p>
          </table:table-cell>
          <table:table-cell office:value-type="float" office:value="3">
            <text:p>3</text:p>
          </table:table-cell>
          <table:table-cell office:value-type="float" office:value="0.11">
            <text:p>0.11</text:p>
          </table:table-cell>
          <table:table-cell/>
          <table:table-cell office:value-type="float" office:value="94160">
            <text:p>94160</text:p>
          </table:table-cell>
          <table:table-cell office:value-type="float" office:value="3786627">
            <text:p>3786627</text:p>
          </table:table-cell>
          <table:table-cell office:value-type="float" office:value="43304">
            <text:p>43304</text:p>
          </table:table-cell>
          <table:table-cell/>
          <table:table-cell office:value-type="string">
            <text:p>F</text:p>
          </table:table-cell>
          <table:table-cell office:value-type="float" office:value="2.12">
            <text:p>2.12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office:value-type="string">
            <text:p>R24</text:p>
          </table:table-cell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/>
          <table:table-cell office:value-type="float" office:value="14087">
            <text:p>14087</text:p>
          </table:table-cell>
          <table:table-cell office:value-type="float" office:value="7147384">
            <text:p>7147384</text:p>
          </table:table-cell>
          <table:table-cell office:value-type="float" office:value="12466">
            <text:p>12466</text:p>
          </table:table-cell>
          <table:table-cell/>
          <table:table-cell office:value-type="string">
            <text:p>G</text:p>
          </table:table-cell>
          <table:table-cell office:value-type="float" office:value="8.54">
            <text:p>8.54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Beta</text:p>
          </table:table-cell>
          <table:table-cell office:value-type="float" office:value="8">
            <text:p>8</text:p>
          </table:table-cell>
          <table:table-cell office:value-type="float" office:value="0.86">
            <text:p>0.86</text:p>
          </table:table-cell>
          <table:table-cell/>
          <table:table-cell office:value-type="float" office:value="19283">
            <text:p>19283</text:p>
          </table:table-cell>
          <table:table-cell office:value-type="float" office:value="5090215">
            <text:p>5090215</text:p>
          </table:table-cell>
          <table:table-cell office:value-type="float" office:value="32467">
            <text:p>32467</text:p>
          </table:table-cell>
          <table:table-cell/>
          <table:table-cell office:value-type="string">
            <text:p>A</text:p>
          </table:table-cell>
          <table:table-cell office:value-type="float" office:value="4.31">
            <text:p>4.3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R26</text:p>
          </table:table-cell>
          <table:table-cell office:value-type="string">
            <text:p>Gamma</text:p>
          </table:table-cell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/>
          <table:table-cell office:value-type="float" office:value="89153">
            <text:p>89153</text:p>
          </table:table-cell>
          <table:table-cell office:value-type="float" office:value="118852">
            <text:p>118852</text:p>
          </table:table-cell>
          <table:table-cell office:value-type="float" office:value="87720">
            <text:p>87720</text:p>
          </table:table-cell>
          <table:table-cell/>
          <table:table-cell office:value-type="string">
            <text:p>A</text:p>
          </table:table-cell>
          <table:table-cell office:value-type="float" office:value="9.78">
            <text:p>9.78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27</text:p>
          </table:table-cell>
          <table:table-cell office:value-type="string">
            <text:p>Delta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/>
          <table:table-cell office:value-type="float" office:value="8863">
            <text:p>8863</text:p>
          </table:table-cell>
          <table:table-cell office:value-type="float" office:value="6148228">
            <text:p>6148228</text:p>
          </table:table-cell>
          <table:table-cell office:value-type="float" office:value="7195">
            <text:p>7195</text:p>
          </table:table-cell>
          <table:table-cell/>
          <table:table-cell office:value-type="string">
            <text:p>E</text:p>
          </table:table-cell>
          <table:table-cell office:value-type="float" office:value="1.45">
            <text:p>1.45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>
            <text:p>R28</text:p>
          </table:table-cell>
          <table:table-cell office:value-type="string">
            <text:p>Epsilon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/>
          <table:table-cell office:value-type="float" office:value="78090">
            <text:p>78090</text:p>
          </table:table-cell>
          <table:table-cell office:value-type="float" office:value="1581056">
            <text:p>1581056</text:p>
          </table:table-cell>
          <table:table-cell office:value-type="float" office:value="26744">
            <text:p>26744</text:p>
          </table:table-cell>
          <table:table-cell/>
          <table:table-cell office:value-type="string">
            <text:p>R</text:p>
          </table:table-cell>
          <table:table-cell office:value-type="float" office:value="9.33">
            <text:p>9.33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R29</text:p>
          </table:table-cell>
          <table:table-cell office:value-type="string">
            <text:p>Zeta</text:p>
          </table:table-cell>
          <table:table-cell office:value-type="float" office:value="1">
            <text:p>1</text:p>
          </table:table-cell>
          <table:table-cell office:value-type="float" office:value="0.86">
            <text:p>0.86</text:p>
          </table:table-cell>
          <table:table-cell/>
          <table:table-cell office:value-type="float" office:value="47840">
            <text:p>47840</text:p>
          </table:table-cell>
          <table:table-cell office:value-type="float" office:value="6186193">
            <text:p>6186193</text:p>
          </table:table-cell>
          <table:table-cell office:value-type="float" office:value="46784">
            <text:p>46784</text:p>
          </table:table-cell>
          <table:table-cell/>
          <table:table-cell office:value-type="string">
            <text:p>A</text:p>
          </table:table-cell>
          <table:table-cell office:value-type="float" office:value="3.04">
            <text:p>3.04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R30</text:p>
          </table:table-cell>
          <table:table-cell office:value-type="string">
            <text:p>Eta</text:p>
          </table:table-cell>
          <table:table-cell office:value-type="float" office:value="8">
            <text:p>8</text:p>
          </table:table-cell>
          <table:table-cell office:value-type="float" office:value="0.56">
            <text:p>0.56</text:p>
          </table:table-cell>
          <table:table-cell/>
          <table:table-cell office:value-type="float" office:value="3428">
            <text:p>3428</text:p>
          </table:table-cell>
          <table:table-cell office:value-type="float" office:value="9968747">
            <text:p>9968747</text:p>
          </table:table-cell>
          <table:table-cell office:value-type="float" office:value="16311">
            <text:p>16311</text:p>
          </table:table-cell>
          <table:table-cell/>
          <table:table-cell office:value-type="string">
            <text:p>S</text:p>
          </table:table-cell>
          <table:table-cell office:value-type="float" office:value="4.81">
            <text:p>4.81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R31</text:p>
          </table:table-cell>
          <table:table-cell office:value-type="string">
            <text:p>Theta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/>
          <table:table-cell office:value-type="float" office:value="73098">
            <text:p>73098</text:p>
          </table:table-cell>
          <table:table-cell office:value-type="float" office:value="6285924">
            <text:p>6285924</text:p>
          </table:table-cell>
          <table:table-cell office:value-type="float" office:value="71865">
            <text:p>71865</text:p>
          </table:table-cell>
          <table:table-cell/>
          <table:table-cell office:value-type="string">
            <text:p>F</text:p>
          </table:table-cell>
          <table:table-cell office:value-type="float" office:value="5.42">
            <text:p>5.42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32</text:p>
          </table:table-cell>
          <table:table-cell office:value-type="string">
            <text:p>Iota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/>
          <table:table-cell office:value-type="float" office:value="42602">
            <text:p>42602</text:p>
          </table:table-cell>
          <table:table-cell office:value-type="float" office:value="3530582">
            <text:p>3530582</text:p>
          </table:table-cell>
          <table:table-cell office:value-type="float" office:value="41203">
            <text:p>41203</text:p>
          </table:table-cell>
          <table:table-cell/>
          <table:table-cell office:value-type="string">
            <text:p>G</text:p>
          </table:table-cell>
          <table:table-cell office:value-type="float" office:value="9.18">
            <text:p>9.18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R33</text:p>
          </table:table-cell>
          <table:table-cell office:value-type="string">
            <text:p>Kappa</text:p>
          </table:table-cell>
          <table:table-cell office:value-type="float" office:value="9">
            <text:p>9</text:p>
          </table:table-cell>
          <table:table-cell office:value-type="float" office:value="0.64">
            <text:p>0.64</text:p>
          </table:table-cell>
          <table:table-cell/>
          <table:table-cell office:value-type="float" office:value="47728">
            <text:p>47728</text:p>
          </table:table-cell>
          <table:table-cell office:value-type="float" office:value="96351">
            <text:p>96351</text:p>
          </table:table-cell>
          <table:table-cell office:value-type="float" office:value="97234">
            <text:p>97234</text:p>
          </table:table-cell>
          <table:table-cell/>
          <table:table-cell office:value-type="string">
            <text:p>H</text:p>
          </table:table-cell>
          <table:table-cell office:value-type="float" office:value="7.91">
            <text:p>7.9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34</text:p>
          </table:table-cell>
          <table:table-cell office:value-type="string">
            <text:p>Lambda</text:p>
          </table:table-cell>
          <table:table-cell office:value-type="float" office:value="6">
            <text:p>6</text:p>
          </table:table-cell>
          <table:table-cell office:value-type="float" office:value="0.71">
            <text:p>0.71</text:p>
          </table:table-cell>
          <table:table-cell/>
          <table:table-cell office:value-type="float" office:value="17758">
            <text:p>17758</text:p>
          </table:table-cell>
          <table:table-cell office:value-type="float" office:value="723919">
            <text:p>723919</text:p>
          </table:table-cell>
          <table:table-cell office:value-type="float" office:value="15979">
            <text:p>15979</text:p>
          </table:table-cell>
          <table:table-cell/>
          <table:table-cell office:value-type="string">
            <text:p>A</text:p>
          </table:table-cell>
          <table:table-cell office:value-type="float" office:value="5.93">
            <text:p>5.93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R35</text:p>
          </table:table-cell>
          <table:table-cell office:value-type="string">
            <text:p>Mu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/>
          <table:table-cell office:value-type="float" office:value="7349">
            <text:p>7349</text:p>
          </table:table-cell>
          <table:table-cell office:value-type="float" office:value="968032">
            <text:p>968032</text:p>
          </table:table-cell>
          <table:table-cell office:value-type="float" office:value="86130">
            <text:p>86130</text:p>
          </table:table-cell>
          <table:table-cell/>
          <table:table-cell office:value-type="string">
            <text:p>S</text:p>
          </table:table-cell>
          <table:table-cell office:value-type="float" office:value="9.48">
            <text:p>9.48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string">
            <text:p>R36</text:p>
          </table:table-cell>
          <table:table-cell office:value-type="string">
            <text:p>Nu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  <table:table-cell office:value-type="float" office:value="2761">
            <text:p>2761</text:p>
          </table:table-cell>
          <table:table-cell office:value-type="float" office:value="77944">
            <text:p>77944</text:p>
          </table:table-cell>
          <table:table-cell office:value-type="float" office:value="91396">
            <text:p>91396</text:p>
          </table:table-cell>
          <table:table-cell/>
          <table:table-cell office:value-type="string">
            <text:p>D</text:p>
          </table:table-cell>
          <table:table-cell office:value-type="float" office:value="2.95">
            <text:p>2.95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37</text:p>
          </table:table-cell>
          <table:table-cell office:value-type="string">
            <text:p>Xi</text:p>
          </table:table-cell>
          <table:table-cell office:value-type="float" office:value="4">
            <text:p>4</text:p>
          </table:table-cell>
          <table:table-cell office:value-type="float" office:value="0.65">
            <text:p>0.65</text:p>
          </table:table-cell>
          <table:table-cell/>
          <table:table-cell office:value-type="float" office:value="2574">
            <text:p>2574</text:p>
          </table:table-cell>
          <table:table-cell office:value-type="float" office:value="3098676">
            <text:p>3098676</text:p>
          </table:table-cell>
          <table:table-cell office:value-type="float" office:value="11094">
            <text:p>11094</text:p>
          </table:table-cell>
          <table:table-cell/>
          <table:table-cell office:value-type="string">
            <text:p>A</text:p>
          </table:table-cell>
          <table:table-cell office:value-type="float" office:value="2.42">
            <text:p>2.42</text:p>
          </table:table-cell>
          <table:table-cell table:number-columns-repeated="9"/>
        </table:table-row>
        <table:table-row table:style-name="ro2">
          <table:table-cell office:value-type="string">
            <text:p>R38</text:p>
          </table:table-cell>
          <table:table-cell office:value-type="string">
            <text:p>Omicron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/>
          <table:table-cell office:value-type="float" office:value="68238">
            <text:p>68238</text:p>
          </table:table-cell>
          <table:table-cell office:value-type="float" office:value="5310973">
            <text:p>5310973</text:p>
          </table:table-cell>
          <table:table-cell office:value-type="float" office:value="80727">
            <text:p>80727</text:p>
          </table:table-cell>
          <table:table-cell/>
          <table:table-cell office:value-type="string">
            <text:p>G</text:p>
          </table:table-cell>
          <table:table-cell office:value-type="float" office:value="7.81">
            <text:p>7.8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R39</text:p>
          </table:table-cell>
          <table:table-cell office:value-type="string">
            <text:p>Pi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  <table:table-cell office:value-type="float" office:value="87333">
            <text:p>87333</text:p>
          </table:table-cell>
          <table:table-cell office:value-type="float" office:value="3394217">
            <text:p>3394217</text:p>
          </table:table-cell>
          <table:table-cell office:value-type="float" office:value="36138">
            <text:p>36138</text:p>
          </table:table-cell>
          <table:table-cell/>
          <table:table-cell office:value-type="string">
            <text:p>V</text:p>
          </table:table-cell>
          <table:table-cell office:value-type="float" office:value="5.82">
            <text:p>5.8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40</text:p>
          </table:table-cell>
          <table:table-cell office:value-type="string">
            <text:p>Rho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/>
          <table:table-cell office:value-type="float" office:value="57709">
            <text:p>57709</text:p>
          </table:table-cell>
          <table:table-cell office:value-type="float" office:value="6587661">
            <text:p>6587661</text:p>
          </table:table-cell>
          <table:table-cell office:value-type="float" office:value="55816">
            <text:p>55816</text:p>
          </table:table-cell>
          <table:table-cell/>
          <table:table-cell office:value-type="string">
            <text:p>L</text:p>
          </table:table-cell>
          <table:table-cell office:value-type="float" office:value="6.15">
            <text:p>6.15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R41</text:p>
          </table:table-cell>
          <table:table-cell office:value-type="string">
            <text:p>Sigma</text:p>
          </table:table-cell>
          <table:table-cell office:value-type="float" office:value="8">
            <text:p>8</text:p>
          </table:table-cell>
          <table:table-cell office:value-type="float" office:value="0.38">
            <text:p>0.38</text:p>
          </table:table-cell>
          <table:table-cell/>
          <table:table-cell office:value-type="float" office:value="27004">
            <text:p>27004</text:p>
          </table:table-cell>
          <table:table-cell office:value-type="float" office:value="4280338">
            <text:p>4280338</text:p>
          </table:table-cell>
          <table:table-cell office:value-type="float" office:value="75884">
            <text:p>75884</text:p>
          </table:table-cell>
          <table:table-cell/>
          <table:table-cell office:value-type="string">
            <text:p>A</text:p>
          </table:table-cell>
          <table:table-cell office:value-type="float" office:value="8.38">
            <text:p>8.38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2">
          <table:table-cell office:value-type="string">
            <text:p>R42</text:p>
          </table:table-cell>
          <table:table-cell office:value-type="string">
            <text:p>Tau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/>
          <table:table-cell office:value-type="float" office:value="32360">
            <text:p>32360</text:p>
          </table:table-cell>
          <table:table-cell office:value-type="float" office:value="3142849">
            <text:p>3142849</text:p>
          </table:table-cell>
          <table:table-cell office:value-type="float" office:value="31296">
            <text:p>31296</text:p>
          </table:table-cell>
          <table:table-cell/>
          <table:table-cell office:value-type="string">
            <text:p>W</text:p>
          </table:table-cell>
          <table:table-cell office:value-type="float" office:value="9.51">
            <text:p>9.51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43</text:p>
          </table:table-cell>
          <table:table-cell office:value-type="string">
            <text:p>Upsilon</text:p>
          </table:table-cell>
          <table:table-cell office:value-type="float" office:value="5">
            <text:p>5</text:p>
          </table:table-cell>
          <table:table-cell office:value-type="float" office:value="0.54">
            <text:p>0.54</text:p>
          </table:table-cell>
          <table:table-cell/>
          <table:table-cell office:value-type="float" office:value="52003">
            <text:p>52003</text:p>
          </table:table-cell>
          <table:table-cell office:value-type="float" office:value="9716753">
            <text:p>9716753</text:p>
          </table:table-cell>
          <table:table-cell office:value-type="float" office:value="50552">
            <text:p>50552</text:p>
          </table:table-cell>
          <table:table-cell/>
          <table:table-cell office:value-type="string">
            <text:p>E</text:p>
          </table:table-cell>
          <table:table-cell office:value-type="float" office:value="1.98">
            <text:p>1.98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R44</text:p>
          </table:table-cell>
          <table:table-cell office:value-type="string">
            <text:p>Phi</text:p>
          </table:table-cell>
          <table:table-cell office:value-type="float" office:value="3">
            <text:p>3</text:p>
          </table:table-cell>
          <table:table-cell office:value-type="float" office:value="0.74">
            <text:p>0.74</text:p>
          </table:table-cell>
          <table:table-cell/>
          <table:table-cell office:value-type="float" office:value="71466">
            <text:p>71466</text:p>
          </table:table-cell>
          <table:table-cell office:value-type="float" office:value="2146451">
            <text:p>2146451</text:p>
          </table:table-cell>
          <table:table-cell office:value-type="float" office:value="20033">
            <text:p>20033</text:p>
          </table:table-cell>
          <table:table-cell/>
          <table:table-cell office:value-type="string">
            <text:p>R</text:p>
          </table:table-cell>
          <table:table-cell office:value-type="float" office:value="3.36">
            <text:p>3.36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</table:table-row>
        <table:table-row table:style-name="ro2">
          <table:table-cell office:value-type="string">
            <text:p>R45</text:p>
          </table:table-cell>
          <table:table-cell office:value-type="string">
            <text:p>Chi</text:p>
          </table:table-cell>
          <table:table-cell office:value-type="float" office:value="7">
            <text:p>7</text:p>
          </table:table-cell>
          <table:table-cell office:value-type="float" office:value="0.44">
            <text:p>0.44</text:p>
          </table:table-cell>
          <table:table-cell/>
          <table:table-cell office:value-type="float" office:value="77301">
            <text:p>77301</text:p>
          </table:table-cell>
          <table:table-cell office:value-type="float" office:value="957629">
            <text:p>957629</text:p>
          </table:table-cell>
          <table:table-cell office:value-type="float" office:value="89974">
            <text:p>89974</text:p>
          </table:table-cell>
          <table:table-cell/>
          <table:table-cell office:value-type="string">
            <text:p>I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46</text:p>
          </table:table-cell>
          <table:table-cell office:value-type="string">
            <text:p>Psi</text:p>
          </table:table-cell>
          <table:table-cell office:value-type="float" office:value="9">
            <text:p>9</text:p>
          </table:table-cell>
          <table:table-cell office:value-type="float" office:value="0.49">
            <text:p>0.49</text:p>
          </table:table-cell>
          <table:table-cell/>
          <table:table-cell office:value-type="float" office:value="46938">
            <text:p>46938</text:p>
          </table:table-cell>
          <table:table-cell office:value-type="float" office:value="3641821">
            <text:p>3641821</text:p>
          </table:table-cell>
          <table:table-cell office:value-type="float" office:value="95784">
            <text:p>95784</text:p>
          </table:table-cell>
          <table:table-cell/>
          <table:table-cell office:value-type="string">
            <text:p>O</text:p>
          </table:table-cell>
          <table:table-cell office:value-type="float" office:value="0.18">
            <text:p>0.18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47</text:p>
          </table:table-cell>
          <table:table-cell office:value-type="string">
            <text:p>Omega</text:p>
          </table:table-cell>
          <table:table-cell office:value-type="float" office:value="9">
            <text:p>9</text:p>
          </table:table-cell>
          <table:table-cell office:value-type="float" office:value="0.19">
            <text:p>0.19</text:p>
          </table:table-cell>
          <table:table-cell/>
          <table:table-cell office:value-type="float" office:value="16396">
            <text:p>16396</text:p>
          </table:table-cell>
          <table:table-cell office:value-type="float" office:value="5848321">
            <text:p>5848321</text:p>
          </table:table-cell>
          <table:table-cell office:value-type="float" office:value="65229">
            <text:p>65229</text:p>
          </table:table-cell>
          <table:table-cell/>
          <table:table-cell office:value-type="string">
            <text:p>O</text:p>
          </table:table-cell>
          <table:table-cell office:value-type="float" office:value="8.58">
            <text:p>8.58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R48</text:p>
          </table:table-cell>
          <table:table-cell office:value-type="string">
            <text:p>Alpha</text:p>
          </table:table-cell>
          <table:table-cell office:value-type="float" office:value="3">
            <text:p>3</text:p>
          </table:table-cell>
          <table:table-cell office:value-type="float" office:value="0.89">
            <text:p>0.89</text:p>
          </table:table-cell>
          <table:table-cell/>
          <table:table-cell office:value-type="float" office:value="21975">
            <text:p>21975</text:p>
          </table:table-cell>
          <table:table-cell office:value-type="float" office:value="4051965">
            <text:p>4051965</text:p>
          </table:table-cell>
          <table:table-cell office:value-type="float" office:value="34817">
            <text:p>34817</text:p>
          </table:table-cell>
          <table:table-cell/>
          <table:table-cell office:value-type="string">
            <text:p>N</text:p>
          </table:table-cell>
          <table:table-cell office:value-type="float" office:value="7.25">
            <text:p>7.25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string">
            <text:p>R49</text:p>
          </table:table-cell>
          <table:table-cell office:value-type="string">
            <text:p>Beta</text:p>
          </table:table-cell>
          <table:table-cell office:value-type="float" office:value="3">
            <text:p>3</text:p>
          </table:table-cell>
          <table:table-cell office:value-type="float" office:value="0.44">
            <text:p>0.44</text:p>
          </table:table-cell>
          <table:table-cell/>
          <table:table-cell office:value-type="float" office:value="1401">
            <text:p>1401</text:p>
          </table:table-cell>
          <table:table-cell office:value-type="float" office:value="283237">
            <text:p>283237</text:p>
          </table:table-cell>
          <table:table-cell office:value-type="float" office:value="39981">
            <text:p>39981</text:p>
          </table:table-cell>
          <table:table-cell/>
          <table:table-cell office:value-type="string">
            <text:p>A</text:p>
          </table:table-cell>
          <table:table-cell office:value-type="float" office:value="5.21">
            <text:p>5.21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3.9in" fo:page-height="10in" style:num-format="1" style:print-orientation="landscape" fo:margin-top="0.4in" fo:margin-bottom="0in" fo:margin-left="0.4in" fo:margin-right="0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0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2T08:52:14</meta:creation-date>
    <dc:date>2012-04-12T10:10:55</dc:date>
    <meta:editing-duration>PT01H18M04S</meta:editing-duration>
    <meta:editing-cycles>9</meta:editing-cycles>
    <meta:generator>OpenOffice.org/3.2$Unix OpenOffice.org_project/320m19$Build-9505</meta:generator>
    <meta:document-statistic meta:table-count="3" meta:cell-count="625" meta:object-count="0"/>
  </office:meta>
</office:document-meta>
</file>